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60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43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 Semibold" fo:font-size="26pt" fo:font-style="normal" fo:text-shadow="none" style:font-size-asian="26pt" style:font-style-asian="normal" style:font-size-complex="26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P7" style:family="paragraph">
      <style:paragraph-properties fo:margin-left="1.27cm" fo:margin-right="0cm" fo:text-indent="-1.27cm"/>
    </style:style>
    <style:style style:name="P8" style:family="paragraph">
      <loext:graphic-properties draw:fill="none" draw:fill-color="#ffffff"/>
      <style:paragraph-properties fo:margin-left="1.27cm" fo:margin-right="0cm" fo:text-align="start" fo:text-indent="-1.27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 Semibold" fo:font-size="26pt" fo:text-shadow="none" fo:font-weight="normal" style:font-size-asian="26pt" style:font-weight-asian="normal" style:font-size-complex="12pt" style:font-weight-complex="normal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26pt" fo:text-shadow="none" fo:font-weight="normal" style:font-size-asian="26pt" style:font-weight-asian="normal" style:font-size-complex="12pt" style:font-weight-complex="normal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26pt" fo:text-shadow="1pt 1pt" fo:font-weight="normal" style:font-size-asian="26pt" style:font-weight-asian="normal" style:font-size-complex="12pt" style:font-weight-complex="normal"/>
    </style:style>
    <style:style style:name="T1" style:family="text">
      <style:text-properties fo:color="#000000" style:font-name="Segoe UI Semibold" fo:font-size="26pt" fo:font-style="normal" fo:text-shadow="none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ffffff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 Semibold" fo:font-size="26pt" fo:text-shadow="none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font-name="Segoe UI Semibold" fo:font-size="26pt" fo:text-shadow="none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8" style:family="text">
      <style:text-properties fo:color="#000000" style:font-name="Segoe UI" fo:font-size="20pt" fo:text-shadow="1pt 1pt" fo:font-weight="normal" style:font-size-asian="20pt" style:font-weight-asian="normal" style:font-size-complex="20pt" style:font-weight-complex="normal"/>
    </style:style>
    <style:style style:name="T9" style:family="text">
      <style:text-properties fo:color="#000000" style:font-name="Segoe UI" fo:font-size="24pt" fo:text-shadow="none" fo:font-weight="normal" style:font-size-asian="24pt" style:font-weight-asian="normal" style:font-size-complex="24pt" style:font-weight-complex="normal"/>
    </style:style>
    <style:style style:name="T10" style:family="text">
      <style:text-properties fo:color="#000000" style:font-name="Segoe UI" fo:font-size="20pt" fo:text-shadow="none" fo:font-weight="normal" style:font-size-asian="20pt" style:font-weight-asian="normal" style:font-size-complex="20pt" style:font-weight-complex="normal"/>
    </style:style>
    <style:style style:name="T11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2.974cm" svg:x="1.524cm" svg:y="0.841cm">
          <draw:text-box>
            <text:p text:style-name="P1"><text:span text:style-name="T1">Hymn #813</text:span></text:p>
            <text:p text:style-name="P1"><text:span text:style-name="T2">“</text:span><text:span text:style-name="T2">Rejoice, O Pilgrim Throng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892cm" svg:height="7.011cm" svg:x="1.524cm" svg:y="0.762cm">
          <draw:text-box>
            <text:p text:style-name="P4"><text:span text:style-name="T4">1. Rejoice, O pilgrim throng!</text:span><text:span text:style-name="T4"><text:line-break/></text:span><text:span text:style-name="T4"> <text:s text:c="3"/>Rejoice, give thanks, and sing;</text:span><text:span text:style-name="T4"><text:line-break/></text:span><text:span text:style-name="T4"> <text:s text:c="3"/>Your festal banner wave on high,</text:span><text:span text:style-name="T4"><text:line-break/></text:span><text:span text:style-name="T4"> <text:s text:c="3"/>The cross of Christ your k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6" draw:layer="layout" svg:width="24.892cm" svg:height="4.851cm" svg:x="1.524cm" svg:y="0.762cm">
          <draw:text-box>
            <text:p text:style-name="P1"><text:span text:style-name="T5">Refrain</text:span></text:p>
            <text:p text:style-name="P1"><text:span text:style-name="T4">Rejoice! Rejoice! Rejoice, </text:span></text:p>
            <text:p text:style-name="P1"><text:span text:style-name="T4">give thanks, and s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8" draw:layer="layout" svg:width="24.892cm" svg:height="7.011cm" svg:x="1.524cm" svg:y="0.508cm">
          <draw:text-box>
            <text:p text:style-name="P7"><text:span text:style-name="T6">2. With voice as full and strong</text:span></text:p>
            <text:p text:style-name="P7"><text:span text:style-name="T6"><text:s text:c="4"/></text:span><text:span text:style-name="T6">As ocean’s surging praise,</text:span><text:span text:style-name="T6"><text:line-break/></text:span><text:span text:style-name="T6">Send forth the sturdy hymns of old,</text:span></text:p>
            <text:p text:style-name="P7"><text:span text:style-name="T6"><text:s text:c="4"/></text:span><text:span text:style-name="T6">The psalms of ancient day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4" draw:text-style-name="P10" draw:layer="layout" svg:width="24.892cm" svg:height="4.851cm" svg:x="1.524cm" svg:y="1.028cm">
          <draw:text-box>
            <text:p text:style-name="P1"><text:span text:style-name="T7">Refrain</text:span></text:p>
            <text:p text:style-name="P1"><text:span text:style-name="T4">Rejoice! Rejoice! Rejoice, </text:span></text:p>
            <text:p text:style-name="P1"><text:span text:style-name="T4">give thanks, and s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8" draw:layer="layout" svg:width="24.892cm" svg:height="7.011cm" svg:x="1.524cm" svg:y="0.508cm">
          <draw:text-box>
            <text:p text:style-name="P7"><text:span text:style-name="T6">3. With all the angel choirs,</text:span></text:p>
            <text:p text:style-name="P7"><text:span text:style-name="T6"><text:s text:c="4"/></text:span><text:span text:style-name="T6">With all the saints on earth</text:span></text:p>
            <text:p text:style-name="P7"><text:span text:style-name="T6"><text:s text:c="4"/></text:span><text:span text:style-name="T6">Pour out the strains of joy and bliss,</text:span></text:p>
            <text:p text:style-name="P7"><text:span text:style-name="T6"><text:s text:c="4"/></text:span><text:span text:style-name="T6">True rapture, noblest mir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4" draw:text-style-name="P10" draw:layer="layout" svg:width="24.892cm" svg:height="4.851cm" svg:x="1.524cm" svg:y="0.996cm">
          <draw:text-box>
            <text:p text:style-name="P1"><text:span text:style-name="T7">Refrain</text:span></text:p>
            <text:p text:style-name="P1"><text:span text:style-name="T4">Rejoice! Rejoice! Rejoice, </text:span></text:p>
            <text:p text:style-name="P1"><text:span text:style-name="T4">give thanks, and s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5" draw:text-style-name="P8" draw:layer="layout" svg:width="24.892cm" svg:height="8.701cm" svg:x="1.524cm" svg:y="0.508cm">
          <draw:text-box>
            <text:p text:style-name="P7"><text:span text:style-name="T6">4. Yet on and onward still,</text:span></text:p>
            <text:p text:style-name="P7"><text:span text:style-name="T6"><text:s text:c="4"/></text:span><text:span text:style-name="T6">With hymn and chant and song,</text:span><text:span text:style-name="T6"><text:line-break/></text:span><text:span text:style-name="T6">Through gate and porch and <text:s text:c="2"/></text:span></text:p>
            <text:p text:style-name="P7"><text:span text:style-name="T6"><text:s text:c="8"/></text:span><text:span text:style-name="T6">columned aisle</text:span></text:p>
            <text:p text:style-name="P7"><text:span text:style-name="T6"><text:s text:c="4"/></text:span><text:span text:style-name="T6">The hallowed pathways thro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4" draw:text-style-name="P11" draw:layer="layout" svg:width="24.892cm" svg:height="4.851cm" svg:x="1.524cm" svg:y="0.996cm">
          <draw:text-box>
            <text:p text:style-name="P1"><text:span text:style-name="T7">Refrain</text:span></text:p>
            <text:p text:style-name="P1"><text:span text:style-name="T4">Rejoice! Rejoice! Rejoice, </text:span></text:p>
            <text:p text:style-name="P1"><text:span text:style-name="T4">give thanks, and s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>
        <draw:frame draw:style-name="gr6" draw:text-style-name="P8" draw:layer="layout" svg:width="25.4cm" svg:height="7.62cm" svg:x="1.066cm" svg:y="0.983cm">
          <draw:text-box>
            <text:p text:style-name="P7"><text:span text:style-name="T6">5. Still lift your standard high,</text:span></text:p>
            <text:p text:style-name="P7"><text:span text:style-name="T6"><text:s text:c="4"/></text:span><text:span text:style-name="T6">Still march in firm array,</text:span><text:span text:style-name="T6"><text:line-break/></text:span><text:span text:style-name="T6">As pilgrims through the darkness wend</text:span></text:p>
            <text:p text:style-name="P7"><text:span text:style-name="T6"><text:s text:c="4"/></text:span><text:span text:style-name="T6">Till dawns the golden d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>
        <draw:frame draw:style-name="gr4" draw:text-style-name="P10" draw:layer="layout" svg:width="24.892cm" svg:height="4.851cm" svg:x="1.524cm" svg:y="0.996cm">
          <draw:text-box>
            <text:p text:style-name="P1"><text:span text:style-name="T7">Refrain</text:span></text:p>
            <text:p text:style-name="P1"><text:span text:style-name="T4">Rejoice! Rejoice! Rejoice, </text:span></text:p>
            <text:p text:style-name="P1"><text:span text:style-name="T4">give thanks, and s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">
        <draw:frame draw:style-name="gr3" draw:text-style-name="P8" draw:layer="layout" svg:width="24.892cm" svg:height="7.011cm" svg:x="1.524cm" svg:y="0.863cm">
          <draw:text-box>
            <text:p text:style-name="P7"><text:span text:style-name="T6">6. At last the march shall end;</text:span></text:p>
            <text:p text:style-name="P7"><text:span text:style-name="T6"><text:s text:c="4"/></text:span><text:span text:style-name="T6">The wearied ones shall rest;</text:span><text:span text:style-name="T6"><text:line-break/></text:span><text:span text:style-name="T6">The pilgrims find their home at last,</text:span></text:p>
            <text:p text:style-name="P7"><text:span text:style-name="T6"><text:s text:c="4"/></text:span><text:span text:style-name="T6">Jerusalem the bl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">
        <draw:frame draw:style-name="gr4" draw:text-style-name="P11" draw:layer="layout" svg:width="24.892cm" svg:height="4.851cm" svg:x="1.524cm" svg:y="0.762cm">
          <draw:text-box>
            <text:p text:style-name="P1"><text:span text:style-name="T7">Refrain</text:span></text:p>
            <text:p text:style-name="P1"><text:span text:style-name="T4">Rejoice! Rejoice! Rejoice, </text:span></text:p>
            <text:p text:style-name="P1"><text:span text:style-name="T4">give thanks, and s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Default">
        <draw:frame draw:style-name="gr3" draw:text-style-name="P8" draw:layer="layout" svg:width="24.892cm" svg:height="7.011cm" svg:x="1.524cm" svg:y="1.016cm">
          <draw:text-box>
            <text:p text:style-name="P7"><text:span text:style-name="T6">7. Praise Him who reigns on high,</text:span></text:p>
            <text:p text:style-name="P7"><text:span text:style-name="T6"><text:s text:c="4"/></text:span><text:span text:style-name="T6">The Lord whom we adore:</text:span></text:p>
            <text:p text:style-name="P7"><text:span text:style-name="T6"><text:s text:c="4"/></text:span><text:span text:style-name="T6">The Father, Son, and Holy Ghost,</text:span></text:p>
            <text:p text:style-name="P7"><text:span text:style-name="T6"><text:s text:c="4"/></text:span><text:span text:style-name="T6">One God forever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Default">
        <draw:frame draw:style-name="gr7" draw:text-style-name="P12" draw:layer="layout" svg:width="24.892cm" svg:height="13.683cm" svg:x="1.547cm" svg:y="1.028cm">
          <draw:text-box>
            <text:p text:style-name="P1"><text:span text:style-name="T7">Refrain</text:span></text:p>
            <text:p text:style-name="P1"><text:span text:style-name="T4">Rejoice! Rejoice! Rejoice, </text:span></text:p>
            <text:p text:style-name="P1"><text:span text:style-name="T4">give thanks, and sing!</text:span></text:p>
            <text:p text:style-name="P1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9"/></text:p>
            <text:p text:style-name="P4"><text:span text:style-name="T9"><text:s text:c="3"/></text:span><text:span text:style-name="T10"><text:s/></text:span><text:span text:style-name="T11"><text:s text:c="2"/></text:span><text:span text:style-name="T11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12" draw:display-name="Bitmap 12" xlink:href="Pictures/1000000000000600000003606B332E6CEF1541E5.bmp" xlink:type="simple" xlink:show="embed" xlink:actuate="onLoad"/>
    <draw:fill-image draw:name="Bitmap_20_13" draw:display-name="Bitmap 13" xlink:href="Pictures/1000000000000600000003606B332E6CEF1541E5.bmp" xlink:type="simple" xlink:show="embed" xlink:actuate="onLoad"/>
    <draw:fill-image draw:name="Bitmap_20_14" draw:display-name="Bitmap 14" xlink:href="Pictures/1000000000000600000003606B332E6CEF1541E5.bmp" xlink:type="simple" xlink:show="embed" xlink:actuate="onLoad"/>
    <draw:fill-image draw:name="Bitmap_20_15" draw:display-name="Bitmap 15" xlink:href="Pictures/1000000000000600000003606B332E6CEF1541E5.bmp" xlink:type="simple" xlink:show="embed" xlink:actuate="onLoad"/>
    <draw:fill-image draw:name="Bitmap_20_16" draw:display-name="Bitmap 16" xlink:href="Pictures/1000000000000600000003606B332E6CEF1541E5.bmp" xlink:type="simple" xlink:show="embed" xlink:actuate="onLoad"/>
    <draw:fill-image draw:name="Bitmap_20_17" draw:display-name="Bitmap 17" xlink:href="Pictures/1000000000000600000003606B332E6CEF1541E5.bmp" xlink:type="simple" xlink:show="embed" xlink:actuate="onLoad"/>
    <draw:fill-image draw:name="Bitmap_20_18" draw:display-name="Bitmap 18" xlink:href="Pictures/1000000000000600000003606B332E6CEF1541E5.bmp" xlink:type="simple" xlink:show="embed" xlink:actuate="onLoad"/>
    <draw:fill-image draw:name="Bitmap_20_19" draw:display-name="Bitmap 19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3:23:26.599000000</meta:creation-date>
    <dc:date>2017-11-21T20:34:23.745000000</dc:date>
    <meta:editing-duration>PT39M11S</meta:editing-duration>
    <meta:editing-cycles>10</meta:editing-cycles>
    <meta:generator>LibreOffice/5.4.2.2$Windows_X86_64 LibreOffice_project/22b09f6418e8c2d508a9eaf86b2399209b0990f4</meta:generator>
    <meta:document-statistic meta:object-count="66"/>
  </office:meta>
</office:document-meta>
</file>